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3pt" fo:font-style="italic" fo:font-weight="bold" style:font-size-asian="13pt" style:font-style-asian="italic" style:font-weight-asian="bold" style:font-size-complex="13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Primeras ideas: </text:p>
      <text:p text:style-name="P2"/>
      <text:p text:style-name="P2"/>
      <text:p text:style-name="P2"/>
      <text:p text:style-name="P2"/>
      <text:p text:style-name="P2"/>
      <text:p text:style-name="Standard"/>
      <text:p text:style-name="Standard"><text:span text:style-name="T2">-</text:span><text:span text:style-name="T1">Estilo gráfico:</text:span></text:p>
      <text:p text:style-name="Standard"><text:span text:style-name="T1"/></text:p>
      <text:p text:style-name="P3"><text:span text:style-name="T1"><text:s/></text:span><text:span text:style-name="T3">Humorístico, sin demasiado detalle, pero con mucha personalidad.</text:span> </text:p>
      <text:p text:style-name="Standard"/>
      <text:p text:style-name="Standard">-6 tipos diferentes de posiciones de cuerpo muy diferenciadas entre si,por ejemplo: Solo una posición para correr, solo una cuando va a dormir, disparar, etc.</text:p>
      <text:p text:style-name="Standard"/>
      <text:p text:style-name="Standard">-20 Posiciones de cara dependiendo de la situación y del estado de animo, estas caras son muy expresivas. Por ejemplo una cara para el éxtasis que tiene el prtagonista 10 min justo después de matar, otra para dormir, 10 tipos de caras muy diferentes entre si al correr (una mirando hacia arriba otra deformada que la probabilidad de que esta cara salga sea muy poca, etc.) Estas caras salen según la parte de la aventura en la que se encuentre el protagonista y jugador, por ejemplo el guardar 5 tipos diferentes de caras de angustia para el desenlace del juego.</text:p>
      <text:p text:style-name="Standard"/>
      <text:p text:style-name="Standard"/>
      <text:p text:style-name="P1">Yo imagino todo el estilo gráfico que describo, muy parecido al de Paper Mario pro en Pixel Art, mírate vídeos del juego y entenderás mejor topo lo que explico arriba.</text:p>
      <text:p text:style-name="P1"/>
      <text:p text:style-name="P1"/>
      <text:p text:style-name="P1"/>
      <text:p text:style-name="P1"/>
      <text:p text:style-name="P4">-Historia y ambientación:</text:p>
      <text:p text:style-name="P4"/>
      <text:p text:style-name="P4"/>
      <text:p text:style-name="P5">Me gustaría que no fuera algo para nada obvio, algo así como la idea que puede transmitir según que tema mio, que según cual, no tiene una claridad obvia del mensaje o historia que se quiere transmitir según la persona que lo oiga, en el tema del cine, David Lynch, podría ser el mejor ejemplo. (Como este, me gustaría que la cosa se vaya volviendo cada vez mas confusa, acabando en un desenlace que haga que la gente no sepa con claridad que es lo que ha pasado al final)</text:p>
      <text:p text:style-name="P5"/>
      <text:p text:style-name="P5">Quiero, y es una cosa que tengo claro, es que quiero que la música sea una parte muy importante de todo el juego y puede que según que temas míos que me gustaría ver representados en el juego, dicten las situaciones en donde se oyen.</text:p>
      <text:p text:style-name="P5"/>
      <text:p text:style-name="P5">Eres un granjero psicópata que desmenuza carne para alimentar a la gorda de su mujer solo por odio (este odio no se representa en ninguna frase ni gesto hacia esta, se aprecia por el simple hecho del increíble esfuerzo que se toma el protagonista por cebarla sin limite y de manera enfermiza) A los 2 o 3 días de juego, recibes un mensaje que te informa de que alguien o algo sabe lo que haces en tu tiempo libre, a partir de este momento y con una diferencia de unos 2 dias, empiezas a “recibir” mensajes de una manera muy extraña, empezando por un simple carta hasta acabando por locuras <text:soft-page-break/>que ni siquiera se saben si son ciertas (Paranoia) por ejemplo que algun personaje importante en el juego como un mercader, aparezca brutalmente asesinado, ya hablare del mercader en la parte de la jugabilidad. </text:p>
      <text:p text:style-name="P5"/>
      <text:p text:style-name="P5">Mientras te dedicas a saciarte de la necesidad de picar carne para alimentar a tu mujer, no descuidas en ningun momento tu granja, eres sin duda un granjero dedicado. A medida que la historia se va acercando el descenlace, todo</text:p>
      <text:p text:style-name="P4"/>
      <text:p text:style-name="P4"/>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uillaumes Frias</meta:initial-creator>
    <meta:creation-date>2017-01-20T21:49:22.93</meta:creation-date>
    <dc:date>2017-01-25T20:47:53.99</dc:date>
    <dc:creator>Daniel Guillaumes Frias</dc:creator>
    <meta:editing-duration>PT2H48M11S</meta:editing-duration>
    <meta:editing-cycles>2</meta:editing-cycles>
    <meta:generator>OpenOffice/4.1.2$Win32 OpenOffice.org_project/412m3$Build-9782</meta:generator>
    <meta:document-statistic meta:table-count="0" meta:image-count="0" meta:object-count="0" meta:page-count="2" meta:paragraph-count="11" meta:word-count="489" meta:character-count="2743"/>
  </office:meta>
</office:document-meta>
</file>